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2">
          <table:table-cell table:style-name="ce7" office:value-type="string">
            <text:p>Markus Leuthold</text:p>
          </table:table-cell>
          <table:table-cell/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4"/>
          <table:table-cell office:value-type="string">
            <text:p>Kipi-plugin OpenGL viewer Improvements</text:p>
          </table:table-cell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Pontabry</text:p>
            <draw:frame table:end-cell-address="Feuille1.A33" table:end-x="0.422cm" table:end-y="0.422cm" draw:z-index="0" draw:name="https://mail.google.com/mail/images/cleardot.gif" draw:style-name="gr1" draw:text-style-name="P1" svg:width="0.422cm" svg:height="0.422cm" svg:x="0cm" svg:y="0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7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2">12/09/2009</text:date>, <text:time>13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2T13:10:21</dc:date>
    <meta:editing-duration>PT02H07M02S</meta:editing-duration>
    <meta:editing-cycles>41</meta:editing-cycles>
    <meta:generator>OpenOffice.org/3.0$Linux OpenOffice.org_project/300m9$Build-9358</meta:generator>
    <meta:document-statistic meta:table-count="3" meta:cell-count="148" meta:object-count="1"/>
    <meta:user-defined meta:name="Info 1"/>
    <meta:user-defined meta:name="Info 2"/>
    <meta:user-defined meta:name="Info 3"/>
    <meta:user-defined meta:name="Info 4"/>
  </office:meta>
</office:document-meta>
</file>